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087" officeooo:paragraph-rsid="001af087"/>
    </style:style>
    <style:style style:name="P2" style:family="paragraph" style:parent-style-name="Standard">
      <style:text-properties officeooo:rsid="001af087" officeooo:paragraph-rsid="001af087"/>
    </style:style>
    <style:style style:name="P3" style:family="paragraph" style:parent-style-name="Standard">
      <style:text-properties officeooo:rsid="001bdf4e" officeooo:paragraph-rsid="001bdf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4</text:p>
      <text:p text:style-name="P1"/>
      <text:p text:style-name="P1">8.</text:p>
      <text:p text:style-name="P1">import java.util.Scanner;</text:p>
      <text:p text:style-name="P1"/>
      <text:p text:style-name="P1">class ZeroSaleException extends Exception</text:p>
      <text:p text:style-name="P1">{</text:p>
      <text:p text:style-name="P1"><text:tab/>public ZeroSaleException(String message)</text:p>
      <text:p text:style-name="P1"><text:tab/>{</text:p>
      <text:p text:style-name="P1"><text:tab/><text:tab/>super(message);</text:p>
      <text:p text:style-name="P1"><text:tab/>}</text:p>
      <text:p text:style-name="P1">}</text:p>
      <text:p text:style-name="P1"/>
      <text:p text:style-name="P1">class Salesman</text:p>
      <text:p text:style-name="P1">{</text:p>
      <text:p text:style-name="P1"><text:tab/>String name;</text:p>
      <text:p text:style-name="P1"><text:tab/>int code;</text:p>
      <text:p text:style-name="P1"><text:tab/>int amount;</text:p>
      <text:p text:style-name="P1"><text:tab/>int commission;</text:p>
      <text:p text:style-name="P1"/>
      <text:p text:style-name="P1"><text:tab/>int sales(int amount)</text:p>
      <text:p text:style-name="P1"><text:tab/>{</text:p>
      <text:p text:style-name="P1"><text:tab/><text:tab/>if(amount&lt;2000)</text:p>
      <text:p text:style-name="P1"><text:tab/><text:tab/>{</text:p>
      <text:p text:style-name="P1"><text:tab/><text:tab/><text:tab/>commission = 8;</text:p>
      <text:p text:style-name="P1"><text:tab/><text:tab/>}</text:p>
      <text:p text:style-name="P1"><text:tab/><text:tab/>else if(amount &gt;= 2000)</text:p>
      <text:p text:style-name="P1"><text:tab/><text:tab/>{</text:p>
      <text:p text:style-name="P1"><text:tab/><text:tab/><text:tab/>if(amount &lt;= 5000)</text:p>
      <text:p text:style-name="P1"><text:tab/><text:tab/><text:tab/><text:tab/>commission = 10;</text:p>
      <text:p text:style-name="P1"><text:tab/><text:tab/><text:tab/>else</text:p>
      <text:p text:style-name="P1"><text:tab/><text:tab/><text:tab/><text:tab/>commission = 12;</text:p>
      <text:p text:style-name="P1"><text:tab/><text:tab/>}</text:p>
      <text:p text:style-name="P1"><text:tab/><text:tab/>return commission;</text:p>
      <text:p text:style-name="P1"><text:tab/>}</text:p>
      <text:p text:style-name="P1">}</text:p>
      <text:p text:style-name="P1"/>
      <text:p text:style-name="P1">public class SalesmanDemo</text:p>
      <text:p text:style-name="P1">{</text:p>
      <text:p text:style-name="P1"><text:tab/>public static void main(String [] args)</text:p>
      <text:p text:style-name="P1"><text:tab/>{</text:p>
      <text:p text:style-name="P1"><text:tab/><text:tab/>Scanner sc = <text:s/>new Scanner(System.in);</text:p>
      <text:p text:style-name="P1"><text:tab/><text:tab/>Salesman s = new Salesman();</text:p>
      <text:p text:style-name="P1"><text:tab/><text:tab/>System.out.println("Enter the name, salesman code, sales amount <text:s/>respectively:");</text:p>
      <text:p text:style-name="P1"><text:tab/><text:tab/>s.name = sc.nextLine();</text:p>
      <text:p text:style-name="P1"><text:tab/><text:tab/>s.code = sc.nextInt();</text:p>
      <text:p text:style-name="P1"><text:tab/><text:tab/>try</text:p>
      <text:p text:style-name="P1"><text:tab/><text:tab/>{</text:p>
      <text:p text:style-name="P1"><text:tab/><text:tab/>s.amount = sc.nextInt();</text:p>
      <text:p text:style-name="P1"><text:tab/><text:tab/>if(s.amount &lt;= 0)</text:p>
      <text:p text:style-name="P1"><text:tab/><text:tab/>{</text:p>
      <text:p text:style-name="P1"><text:tab/><text:tab/><text:tab/>throw new ZeroSaleException("Zero sales.");</text:p>
      <text:p text:style-name="P1"><text:soft-page-break/><text:tab/><text:tab/>}</text:p>
      <text:p text:style-name="P1"><text:tab/><text:tab/>s.commission = s.sales(s.amount);</text:p>
      <text:p text:style-name="P1"><text:tab/><text:tab/>System.out.println("\nDeatails are: "+"\nName: "+s.name +"\nSalesman Code: "+ s.code +"\nSales amount: "+ s.amount +"\nCommission: "+ s.commission + "%");</text:p>
      <text:p text:style-name="P1"><text:tab/><text:tab/>}</text:p>
      <text:p text:style-name="P1"><text:tab/><text:tab/>catch(ZeroSaleException e)</text:p>
      <text:p text:style-name="P1"><text:tab/><text:tab/>{</text:p>
      <text:p text:style-name="P1"><text:tab/><text:tab/><text:tab/>System.out.println("Invalid!! " + e.getMessage());</text:p>
      <text:p text:style-name="P1"><text:tab/><text:tab/>}</text:p>
      <text:p text:style-name="P1"><text:tab/>}</text:p>
      <text:p text:style-name="P1">}</text:p>
      <text:p text:style-name="P1"/>
      <text:p text:style-name="P1">7.</text:p>
      <text:p text:style-name="P1"/>
      <text:p text:style-name="P1">import java.util.Scanner;</text:p>
      <text:p text:style-name="P1"/>
      <text:p text:style-name="P1">class AgeException extends Exception</text:p>
      <text:p text:style-name="P1">{</text:p>
      <text:p text:style-name="P1"><text:tab/>public AgeException(String message)</text:p>
      <text:p text:style-name="P1"><text:tab/>{</text:p>
      <text:p text:style-name="P1"><text:tab/><text:tab/>super(message);</text:p>
      <text:p text:style-name="P1"><text:tab/>}</text:p>
      <text:p text:style-name="P1">}</text:p>
      <text:p text:style-name="P1"/>
      <text:p text:style-name="P1">class Student</text:p>
      <text:p text:style-name="P1">{</text:p>
      <text:p text:style-name="P1"><text:tab/>int roll_no;</text:p>
      <text:p text:style-name="P1"><text:tab/>String name;</text:p>
      <text:p text:style-name="P1"><text:tab/>int age;</text:p>
      <text:p text:style-name="P1"><text:tab/>String course;</text:p>
      <text:p text:style-name="P1">}</text:p>
      <text:p text:style-name="P1"/>
      <text:p text:style-name="P1">public class StudentDemo</text:p>
      <text:p text:style-name="P1">{</text:p>
      <text:p text:style-name="P1"><text:tab/>public static void main(String [] args)</text:p>
      <text:p text:style-name="P1"><text:tab/>{</text:p>
      <text:p text:style-name="P1"><text:tab/><text:tab/>Scanner sc = new Scanner(System.in);</text:p>
      <text:p text:style-name="P1"><text:tab/><text:tab/>Student s = new Student();</text:p>
      <text:p text:style-name="P1"><text:tab/><text:tab/>System.out.println("Enter the roll number, name, age and course of a student respectively:");</text:p>
      <text:p text:style-name="P1"><text:tab/><text:tab/>s.roll_no = sc.nextInt();</text:p>
      <text:p text:style-name="P1"><text:tab/><text:tab/>sc.nextLine();</text:p>
      <text:p text:style-name="P1"><text:tab/><text:tab/>s.name = sc.nextLine();</text:p>
      <text:p text:style-name="P1"><text:tab/><text:tab/>try</text:p>
      <text:p text:style-name="P1"><text:tab/><text:tab/>{</text:p>
      <text:p text:style-name="P1"><text:tab/><text:tab/><text:tab/>s.age = sc.nextInt();</text:p>
      <text:p text:style-name="P1"><text:tab/><text:tab/><text:tab/>if(s.age &lt; 15 || s.age &gt; 21)</text:p>
      <text:p text:style-name="P1"><text:tab/><text:tab/><text:tab/><text:tab/>throw new AgeException("Age should be in between 15 and 21");</text:p>
      <text:p text:style-name="P1"><text:tab/><text:tab/></text:p>
      <text:p text:style-name="P1"><text:tab/><text:tab/>sc.nextLine();</text:p>
      <text:p text:style-name="P1"><text:tab/><text:tab/>s.course = sc.nextLine();</text:p>
      <text:p text:style-name="P1"><text:soft-page-break/><text:tab/><text:tab/>System.out.println("The details of student " + s.name + " are:\n Roll no: "+ s.roll_no + "\n Age: " + s.age + "\n Course: " + s.course);</text:p>
      <text:p text:style-name="P1"><text:tab/><text:tab/>}</text:p>
      <text:p text:style-name="P1"><text:tab/><text:tab/>catch(AgeException e)</text:p>
      <text:p text:style-name="P1"><text:tab/><text:tab/>{</text:p>
      <text:p text:style-name="P1"><text:tab/><text:tab/><text:tab/>System.out.println("Exception!! " + e.getMessage());</text:p>
      <text:p text:style-name="P1"><text:tab/><text:tab/>}</text:p>
      <text:p text:style-name="P1"><text:tab/>}</text:p>
      <text:p text:style-name="P1">}</text:p>
      <text:p text:style-name="P1"/>
      <text:p text:style-name="P3">1.</text:p>
      <text:p text:style-name="P3"/>
      <text:p text:style-name="P3">import java.io.*;</text:p>
      <text:p text:style-name="P3"/>
      <text:p text:style-name="P3">class Merge</text:p>
      <text:p text:style-name="P3">{</text:p>
      <text:p text:style-name="P3"><text:tab/>public static void main(String [] args) throws IOException</text:p>
      <text:p text:style-name="P3"><text:tab/>{</text:p>
      <text:p text:style-name="P3"><text:tab/><text:tab/>BufferedReader f1 = new BufferedReader(new FileReader("file1.txt"));</text:p>
      <text:p text:style-name="P3"><text:tab/><text:tab/>BufferedReader f2 = new BufferedReader(new FileReader("file2.txt"));</text:p>
      <text:p text:style-name="P3"><text:tab/><text:tab/>PrintWriter f3 = new PrintWriter("file3.txt");</text:p>
      <text:p text:style-name="P3"><text:tab/><text:tab/>String line;</text:p>
      <text:p text:style-name="P3"><text:tab/><text:tab/>line = f1.readLine();</text:p>
      <text:p text:style-name="P3"><text:tab/><text:tab/>while(line != null)</text:p>
      <text:p text:style-name="P3"><text:tab/><text:tab/>{</text:p>
      <text:p text:style-name="P3"><text:tab/><text:tab/><text:tab/>f3.println(line);</text:p>
      <text:p text:style-name="P3"><text:tab/><text:tab/><text:tab/>line = f1.readLine();</text:p>
      <text:p text:style-name="P3"><text:tab/><text:tab/>}</text:p>
      <text:p text:style-name="P3"/>
      <text:p text:style-name="P3"><text:tab/><text:tab/>line = f2.readLine();</text:p>
      <text:p text:style-name="P3"><text:tab/><text:tab/>while(line != null)</text:p>
      <text:p text:style-name="P3"><text:tab/><text:tab/>{</text:p>
      <text:p text:style-name="P3"><text:tab/><text:tab/><text:tab/>f3.println(line);</text:p>
      <text:p text:style-name="P3"><text:tab/><text:tab/><text:tab/>line = f2.readLine();</text:p>
      <text:p text:style-name="P3"><text:tab/><text:tab/>}</text:p>
      <text:p text:style-name="P3"><text:tab/><text:tab/>f1.close();</text:p>
      <text:p text:style-name="P3"><text:tab/><text:tab/>f2.close();</text:p>
      <text:p text:style-name="P3"><text:tab/><text:tab/>f3.close();</text:p>
      <text:p text:style-name="P3"><text:tab/>}</text:p>
      <text:p text:style-name="P3">}</text:p>
      <text:p text:style-name="P3"/>
      <text:p text:style-name="P3">2.</text:p>
      <text:p text:style-name="P3"/>
      <text:p text:style-name="P3">import java.io.*;</text:p>
      <text:p text:style-name="P3"/>
      <text:p text:style-name="P3">class MergeAlt</text:p>
      <text:p text:style-name="P3">{</text:p>
      <text:p text:style-name="P3"><text:tab/>public static void main(String [] args) throws IOException</text:p>
      <text:p text:style-name="P3"><text:tab/>{</text:p>
      <text:p text:style-name="P3"><text:tab/><text:tab/>BufferedReader f1 = new BufferedReader(new FileReader("file1.txt"));</text:p>
      <text:p text:style-name="P3"><text:tab/><text:tab/>BufferedReader f2 = new BufferedReader(new FileReader("file2.txt"));</text:p>
      <text:p text:style-name="P3"><text:tab/><text:tab/>PrintWriter f3 = new PrintWriter("file3.txt");</text:p>
      <text:p text:style-name="P3"><text:soft-page-break/><text:tab/><text:tab/>String line1 = f1.readLine();</text:p>
      <text:p text:style-name="P3"><text:tab/><text:tab/>String line2 = f2.readLine();</text:p>
      <text:p text:style-name="P3"><text:tab/><text:tab/>while(line1 != null &amp;&amp; line2 != null)</text:p>
      <text:p text:style-name="P3"><text:tab/><text:tab/>{</text:p>
      <text:p text:style-name="P3"><text:tab/><text:tab/><text:tab/>f3.println(line1);<text:tab/></text:p>
      <text:p text:style-name="P3"><text:tab/><text:tab/><text:tab/>f3.println(line2);</text:p>
      <text:p text:style-name="P3"><text:tab/><text:tab/><text:tab/>line1 = f1.readLine();</text:p>
      <text:p text:style-name="P3"><text:tab/><text:tab/><text:tab/>line2 = f2.readLine();</text:p>
      <text:p text:style-name="P3"><text:tab/><text:tab/>}<text:tab/></text:p>
      <text:p text:style-name="P3"/>
      <text:p text:style-name="P3"><text:tab/><text:tab/>line1 = f1.readLine();</text:p>
      <text:p text:style-name="P3"><text:tab/><text:tab/>while(line1 != null)</text:p>
      <text:p text:style-name="P3"><text:tab/><text:tab/>{</text:p>
      <text:p text:style-name="P3"><text:tab/><text:tab/><text:tab/>f3.println(line1);</text:p>
      <text:p text:style-name="P3"><text:tab/><text:tab/><text:tab/>line1 = f1.readLine();</text:p>
      <text:p text:style-name="P3"><text:tab/><text:tab/>}</text:p>
      <text:p text:style-name="P3"><text:tab/><text:tab/>line2 = f2.readLine();</text:p>
      <text:p text:style-name="P3"><text:tab/><text:tab/>while(line2 != null)</text:p>
      <text:p text:style-name="P3"><text:tab/><text:tab/>{</text:p>
      <text:p text:style-name="P3"><text:tab/><text:tab/><text:tab/>f3.println(line2);</text:p>
      <text:p text:style-name="P3"><text:tab/><text:tab/><text:tab/>line2 = f2.readLine();</text:p>
      <text:p text:style-name="P3"><text:tab/><text:tab/>}</text:p>
      <text:p text:style-name="P3"><text:tab/><text:tab/>f1.close();</text:p>
      <text:p text:style-name="P3"><text:tab/><text:tab/>f2.close();</text:p>
      <text:p text:style-name="P3"><text:tab/><text:tab/>f3.close();</text:p>
      <text:p text:style-name="P3"><text:tab/>}</text:p>
      <text:p text:style-name="P3">}</text:p>
      <text:p text:style-name="P3"/>
      <text:p text:style-name="P3">3.</text:p>
      <text:p text:style-name="P3"/>
      <text:p text:style-name="P3">import java.io.*;</text:p>
      <text:p text:style-name="P3">import java.util.*;<text:tab/><text:tab/></text:p>
      <text:p text:style-name="P3"/>
      <text:p text:style-name="P3">class Real</text:p>
      <text:p text:style-name="P3">{</text:p>
      <text:p text:style-name="P3"><text:tab/>public static void main(String [] args) throws IOException</text:p>
      <text:p text:style-name="P3"><text:tab/>{</text:p>
      <text:p text:style-name="P3"><text:tab/><text:tab/>Scanner sc = new Scanner(System.in);</text:p>
      <text:p text:style-name="P3"><text:tab/><text:tab/>System.out.println("Enter the real number file:");</text:p>
      <text:p text:style-name="P3"><text:tab/><text:tab/>String file = sc.nextLine();</text:p>
      <text:p text:style-name="P3"><text:tab/><text:tab/>BufferedReader reader = <text:s/>new BufferedReader(new FileReader(file));</text:p>
      <text:p text:style-name="P3"><text:tab/><text:tab/>int i = 0, j= 0;</text:p>
      <text:p text:style-name="P3"><text:tab/><text:tab/>double s = 0;</text:p>
      <text:p text:style-name="P3"><text:tab/><text:tab/>int A[] = new int[50];</text:p>
      <text:p text:style-name="P3"><text:tab/><text:tab/>String x;</text:p>
      <text:p text:style-name="P3"><text:tab/><text:tab/>while((x = reader.readLine()) != null)</text:p>
      <text:p text:style-name="P3"><text:tab/><text:tab/>{</text:p>
      <text:p text:style-name="P3"><text:tab/><text:tab/><text:tab/>A[i] = Integer.parseInt(x);</text:p>
      <text:p text:style-name="P3"><text:tab/><text:tab/><text:tab/>s = s+A[i];</text:p>
      <text:p text:style-name="P3"><text:tab/><text:tab/><text:tab/>j = i;</text:p>
      <text:p text:style-name="P3"><text:tab/><text:tab/><text:tab/>i++;</text:p>
      <text:p text:style-name="P3"><text:tab/><text:tab/>}</text:p>
      <text:p text:style-name="P3"><text:soft-page-break/><text:tab/><text:tab/>int min = <text:s/>A[0], max = A[0];</text:p>
      <text:p text:style-name="P3"><text:tab/><text:tab/>for(i = 0; i&lt;=j; i++)</text:p>
      <text:p text:style-name="P3"><text:tab/><text:tab/>{</text:p>
      <text:p text:style-name="P3"><text:tab/><text:tab/><text:tab/>if(A[i] &lt; min)</text:p>
      <text:p text:style-name="P3"><text:tab/><text:tab/><text:tab/>{</text:p>
      <text:p text:style-name="P3"><text:tab/><text:tab/><text:tab/>min = A[i];</text:p>
      <text:p text:style-name="P3"><text:tab/><text:tab/><text:tab/>}</text:p>
      <text:p text:style-name="P3"><text:tab/><text:tab/><text:tab/>if(A[i] &gt; max)</text:p>
      <text:p text:style-name="P3"><text:tab/><text:tab/><text:tab/>{</text:p>
      <text:p text:style-name="P3"><text:tab/><text:tab/><text:tab/>max = <text:s/>A[i];</text:p>
      <text:p text:style-name="P3"><text:tab/><text:tab/><text:tab/>}</text:p>
      <text:p text:style-name="P3"><text:tab/><text:tab/>}</text:p>
      <text:p text:style-name="P3"><text:tab/><text:tab/>System.out.println("Sum: "+s+"\nMax: "+max+"\nMin: "+min+"\nAverage: "+(s/j)+"\nRange: "+min+ " to "+max);</text:p>
      <text:p text:style-name="P3"><text:tab/>}</text:p>
      <text:p text:style-name="P3">}</text:p>
      <text:p text:style-name="P3"/>
      <text:p text:style-name="P3">4.</text:p>
      <text:p text:style-name="P3">import java.io.*;</text:p>
      <text:p text:style-name="P3">import java.util.*;<text:tab/><text:tab/></text:p>
      <text:p text:style-name="P3"/>
      <text:p text:style-name="P3">class PoemNumber</text:p>
      <text:p text:style-name="P3">{</text:p>
      <text:p text:style-name="P3"><text:tab/>public static void main(String [] args) throws IOException</text:p>
      <text:p text:style-name="P3"><text:tab/>{</text:p>
      <text:p text:style-name="P3"><text:tab/><text:tab/>Scanner sc = new Scanner(System.in);</text:p>
      <text:p text:style-name="P3"><text:tab/><text:tab/>System.out.println("Enter the file to be number:");</text:p>
      <text:p text:style-name="P3"><text:tab/><text:tab/>String inp = sc.nextLine();</text:p>
      <text:p text:style-name="P3"><text:tab/><text:tab/>System.out.println("Enter the file to be created:");</text:p>
      <text:p text:style-name="P3"><text:tab/><text:tab/>String out = sc.nextLine();</text:p>
      <text:p text:style-name="P3"><text:tab/><text:tab/>BufferedReader f1 = new BufferedReader(new FileReader(inp));</text:p>
      <text:p text:style-name="P3"><text:tab/><text:tab/>PrintWriter f2 = new PrintWriter(out);</text:p>
      <text:p text:style-name="P3"><text:tab/><text:tab/>String line = f1.readLine();</text:p>
      <text:p text:style-name="P3"><text:tab/><text:tab/>int i = 1;</text:p>
      <text:p text:style-name="P3"><text:tab/><text:tab/>while(line != null)</text:p>
      <text:p text:style-name="P3"><text:tab/><text:tab/>{</text:p>
      <text:p text:style-name="P3"><text:tab/><text:tab/><text:tab/>f2.println(i + ": " +line);</text:p>
      <text:p text:style-name="P3"><text:tab/><text:tab/><text:tab/>line = f1.readLine();</text:p>
      <text:p text:style-name="P3"><text:tab/><text:tab/><text:tab/>i++;</text:p>
      <text:p text:style-name="P3"><text:tab/><text:tab/>}</text:p>
      <text:p text:style-name="P3"><text:tab/><text:tab/>f1.close();</text:p>
      <text:p text:style-name="P3"><text:tab/><text:tab/>f2.close();</text:p>
      <text:p text:style-name="P3"><text:tab/>}</text:p>
      <text:p text:style-name="P3">}</text:p>
      <text:p text:style-name="P3"/>
      <text:p text:style-name="P3">5.</text:p>
      <text:p text:style-name="P3">import java.io.*;</text:p>
      <text:p text:style-name="P3">import java.util.*;</text:p>
      <text:p text:style-name="P3"/>
      <text:p text:style-name="P3">class Token</text:p>
      <text:p text:style-name="P3">{</text:p>
      <text:p text:style-name="P3"><text:tab/>public static void main(String [] args) throws IOException</text:p>
      <text:p text:style-name="P3"><text:soft-page-break/><text:tab/>{</text:p>
      <text:p text:style-name="P3"><text:tab/><text:tab/>Scanner sc = new Scanner(System.in);</text:p>
      <text:p text:style-name="P3"><text:tab/><text:tab/>System.out.println("Enter the line of number to be added:");</text:p>
      <text:p text:style-name="P3"><text:tab/><text:tab/>String line = sc.nextLine();</text:p>
      <text:p text:style-name="P3"><text:tab/><text:tab/>StringTokenizer token = new StringTokenizer(line, " ");</text:p>
      <text:p text:style-name="P3"><text:tab/><text:tab/>int sum = 0;</text:p>
      <text:p text:style-name="P3"><text:tab/><text:tab/>System.out.println("The numbers are:");</text:p>
      <text:p text:style-name="P3"><text:tab/><text:tab/>while(token.hasMoreTokens())</text:p>
      <text:p text:style-name="P3"><text:tab/><text:tab/>{</text:p>
      <text:p text:style-name="P3"><text:tab/><text:tab/><text:tab/>String i = token.nextToken();</text:p>
      <text:p text:style-name="P3"><text:tab/><text:tab/><text:tab/>int num = Integer.parseInt(i);</text:p>
      <text:p text:style-name="P3"><text:tab/><text:tab/><text:tab/>System.out.println(num);</text:p>
      <text:p text:style-name="P3"><text:tab/><text:tab/><text:tab/>sum = <text:s/>sum + num;</text:p>
      <text:p text:style-name="P3"><text:tab/><text:tab/>}</text:p>
      <text:p text:style-name="P3"><text:tab/><text:tab/>System.out.println("Sum: "+sum);</text:p>
      <text:p text:style-name="P3"><text:tab/>}</text:p>
      <text:p text:style-name="P3">}</text:p>
      <text:p text:style-name="P3"/>
      <text:p text:style-name="P3">6.</text:p>
      <text:p text:style-name="P3"/>
      <text:p text:style-name="P3">import java.io.*;</text:p>
      <text:p text:style-name="P3">import java.util.*;</text:p>
      <text:p text:style-name="P3"/>
      <text:p text:style-name="P3">class Number</text:p>
      <text:p text:style-name="P3">{</text:p>
      <text:p text:style-name="P3"><text:tab/>public static void main(String [] args) throws IOException</text:p>
      <text:p text:style-name="P3"><text:tab/>{</text:p>
      <text:p text:style-name="P3"><text:tab/><text:tab/>Scanner sc = new Scanner(System.in);</text:p>
      <text:p text:style-name="P3"><text:tab/><text:tab/>System.out.println("Enter the file to be counted:");</text:p>
      <text:p text:style-name="P3"><text:tab/><text:tab/>String file = sc.nextLine();</text:p>
      <text:p text:style-name="P3"><text:tab/><text:tab/>BufferedReader f1 = new BufferedReader(new FileReader(file));</text:p>
      <text:p text:style-name="P3"><text:tab/><text:tab/>String line;</text:p>
      <text:p text:style-name="P3"><text:tab/><text:tab/>int lineCount = 0, wordCount = 0, charCount = 0;</text:p>
      <text:p text:style-name="P3"><text:tab/><text:tab/>while((line = f1.readLine()) != null)</text:p>
      <text:p text:style-name="P3"><text:tab/><text:tab/>{</text:p>
      <text:p text:style-name="P3"><text:tab/><text:tab/><text:tab/>lineCount++;</text:p>
      <text:p text:style-name="P3"><text:tab/><text:tab/><text:tab/>StringTokenizer token = new StringTokenizer(line, " ");</text:p>
      <text:p text:style-name="P3"><text:tab/><text:tab/><text:tab/>while(token.hasMoreTokens())</text:p>
      <text:p text:style-name="P3"><text:tab/><text:tab/><text:tab/>{</text:p>
      <text:p text:style-name="P3"><text:tab/><text:tab/><text:tab/><text:tab/>String word = token.nextToken();</text:p>
      <text:p text:style-name="P3"><text:tab/><text:tab/><text:tab/><text:tab/>wordCount++;</text:p>
      <text:p text:style-name="P3"><text:tab/><text:tab/><text:tab/><text:tab/>charCount = charCount + word.length();</text:p>
      <text:p text:style-name="P3"><text:tab/><text:tab/><text:tab/>}</text:p>
      <text:p text:style-name="P3"><text:tab/><text:tab/>}</text:p>
      <text:p text:style-name="P3"><text:tab/><text:tab/></text:p>
      <text:p text:style-name="P3"><text:tab/><text:tab/>f1.close();</text:p>
      <text:p text:style-name="P3"><text:tab/><text:tab/>System.out.println("Line Count: "+lineCount+"\nWord Count: "+wordCount+"\nCharacter Count: "+charCount);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2T21:36:16.443580143</meta:creation-date>
    <dc:date>2023-11-29T11:52:52.191816124</dc:date>
    <meta:editing-duration>PT1H8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76" meta:word-count="765" meta:character-count="5759" meta:non-whitespace-character-count="4803"/>
  </office:meta>
</office:document-meta>
</file>